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0.36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89cm"/>
    </style:style>
    <style:style style:name="co5" style:family="table-column">
      <style:table-column-properties fo:break-before="auto" style:column-width="3.078cm"/>
    </style:style>
    <style:style style:name="co6" style:family="table-column">
      <style:table-column-properties fo:break-before="auto" style:column-width="2.487cm"/>
    </style:style>
    <style:style style:name="co7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7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2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3" style:family="table-cell" style:parent-style-name="Default">
      <style:table-cell-properties fo:border-bottom="0.74pt solid #000000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47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4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5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6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0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1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65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0.74pt solid #000000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0pt" style:font-size-asian="30pt" style:font-size-complex="30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0pt" style:font-size-asian="60pt" style:font-size-complex="6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37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" fo:font-size="30pt" style:font-size-asian="30pt" style:font-size-complex="30pt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 Mono" fo:font-size="30pt" style:font-size-asian="30pt" style:font-size-complex="3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petscii unshifted" fo:font-size="60pt" style:font-size-asian="60pt" style:font-size-complex="60pt"/>
    </style:style>
    <style:style style:name="ce41" style:family="table-cell" style:parent-style-name="Default">
      <style:text-properties style:font-name="Wingdings 3" fo:font-size="30pt" style:font-size-asian="30pt" style:font-size-complex="30pt"/>
    </style:style>
    <style:style style:name="ce8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8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88" style:family="table-cell" style:parent-style-name="Default">
      <style:table-cell-properties fo:border-bottom="none" fo:border-left="0.74pt solid #000000" fo:border-right="0.74pt solid #000000" fo:border-top="none"/>
    </style:style>
    <style:style style:name="ce8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90" style:family="table-cell" style:parent-style-name="Default">
      <style:table-cell-properties fo:border-bottom="0.74pt solid #000000" fo:border-left="none" fo:border-right="none" fo:border-top="0.74pt solid #000000"/>
    </style:style>
    <style:style style:name="ce9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9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9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9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09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ircuit0" table:style-name="ta1"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2*Z+0,$00*Z+3,$00*Z+4,$00*Z+5,$00*Z+6,$00*Z+6,$02*Z+0,$00*Z+3,$00*Z+4,$00*Z+5,$00*Z+7,$00*Z+6,$00*Z+5,$00*Z+6,$00*Z+6,$02*Z+0" calcext:value-type="string">
            <text:p><text:tab/>dc.b $02*Z+0,$00*Z+3,$00*Z+4,$00*Z+5,$00*Z+6,$00*Z+6,$02*Z+0,$00*Z+3,$00*Z+4,$00*Z+5,$00*Z+7,$00*Z+6,$00*Z+5,$00*Z+6,$00*Z+6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2*Z+0,$00*Z+4,$06*Z+5,$03*Z+0,$07*Z+6,$00*Z+6,$02*Z+0,$00*Z+3,$0A*Z+3,$03*Z+0,$03*Z+0,$03*Z+0,$03*Z+0,$07*Z+7,$00*Z+6,$02*Z+0" calcext:value-type="string">
            <text:p><text:tab/>dc.b $02*Z+0,$00*Z+4,$06*Z+5,$03*Z+0,$07*Z+6,$00*Z+6,$02*Z+0,$00*Z+3,$0A*Z+3,$03*Z+0,$03*Z+0,$03*Z+0,$03*Z+0,$07*Z+7,$00*Z+6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2*Z+0,$00*Z+3,$05*Z+4,$03*Z+0,$02*Z+0,$00*Z+0,$02*Z+0,$00*Z+2,$00*Z+1,$00*Z+3,$00*Z+4,$00*Z+4,$00*Z+5,$02*Z+0,$00*Z+7,$02*Z+0" calcext:value-type="string">
            <text:p><text:tab/>dc.b $02*Z+0,$00*Z+3,$05*Z+4,$03*Z+0,$02*Z+0,$00*Z+0,$02*Z+0,$00*Z+2,$00*Z+1,$00*Z+3,$00*Z+4,$00*Z+4,$00*Z+5,$02*Z+0,$00*Z+7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2*Z+0,$07*Z+2,$00*Z+3,$05*Z+4,$02*Z+0,$00*Z+0,$05*Z+0,$03*Z+0,$03*Z+0,$03*Z+0,$07*Z+3,$00*Z+4,$00*Z+5,$02*Z+0,$00*Z+7,$02*Z+0" calcext:value-type="string">
            <text:p><text:tab/>dc.b $02*Z+0,$07*Z+2,$00*Z+3,$05*Z+4,$02*Z+0,$00*Z+0,$05*Z+0,$03*Z+0,$03*Z+0,$03*Z+0,$07*Z+3,$00*Z+4,$00*Z+5,$02*Z+0,$00*Z+7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2*Z+0,$03*Z+0,$07*Z+3,$00*Z+4,$05*Z+4,$07*Z+0,$00*Z+7,$00*Z+6,$02*Z+0,$02*Z+0,$04*Z+4,$00*Z+4,$00*Z+6,$02*Z+0,$00*Z+1,$02*Z+0" calcext:value-type="string">
            <text:p><text:tab/>dc.b $02*Z+0,$03*Z+0,$07*Z+3,$00*Z+4,$05*Z+4,$07*Z+0,$00*Z+7,$00*Z+6,$02*Z+0,$02*Z+0,$04*Z+4,$00*Z+4,$00*Z+6,$02*Z+0,$00*Z+1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2*Z+0,$03*Z+0,$03*Z+0,$08*Z+5,$00*Z+5,$05*Z+5,$07*Z+7,$00*Z+7,$02*Z+0,$02*Z+0,$00*Z+4,$00*Z+5,$06*Z+6,$04*Z+1,$00*Z+0,$02*Z+0" calcext:value-type="string">
            <text:p><text:tab/>dc.b $02*Z+0,$03*Z+0,$03*Z+0,$08*Z+5,$00*Z+5,$05*Z+5,$07*Z+7,$00*Z+7,$02*Z+0,$02*Z+0,$00*Z+4,$00*Z+5,$06*Z+6,$04*Z+1,$00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0,$00*Z+4,$00*Z+5,$00*Z+6,$00*Z+6,$00*Z+6,$02*Z+0,$00*Z+0,$05*Z+0,$04*Z+5,$00*Z+6,$00*Z+6,$02*Z+0,$00*Z+1,$00*Z+0,$02*Z+0" calcext:value-type="string">
            <text:p><text:tab/>dc.b $02*Z+0,$00*Z+4,$00*Z+5,$00*Z+6,$00*Z+6,$00*Z+6,$02*Z+0,$00*Z+0,$05*Z+0,$04*Z+5,$00*Z+6,$00*Z+6,$02*Z+0,$00*Z+1,$00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2*Z+3,$00*Z+3,$00*Z+4,$06*Z+6,$03*Z+0,$03*Z+0,$02*Z+0,$00*Z+1,$00*Z+0,$00*Z+6,$00*Z+6,$00*Z+6,$02*Z+0,$0C*Z+1,$0C*Z+0,$02*Z+0" calcext:value-type="string">
            <text:p><text:tab/>dc.b $02*Z+3,$00*Z+3,$00*Z+4,$06*Z+6,$03*Z+0,$03*Z+0,$02*Z+0,$00*Z+1,$00*Z+0,$00*Z+6,$00*Z+6,$00*Z+6,$02*Z+0,$0C*Z+1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2*Z+2,$00*Z+2,$00*Z+3,$05*Z+3,$03*Z+0,$03*Z+0,$03*Z+0,$03*Z+0,$03*Z+0,$03*Z+0,$03*Z+0,$03*Z+0,$04*Z+1,$00*Z+0,$00*Z+0,$02*Z+0" calcext:value-type="string">
            <text:p><text:tab/>dc.b $02*Z+2,$00*Z+2,$00*Z+3,$05*Z+3,$03*Z+0,$03*Z+0,$03*Z+0,$03*Z+0,$03*Z+0,$03*Z+0,$03*Z+0,$03*Z+0,$04*Z+1,$00*Z+0,$00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2*Z+2,$00*Z+2,$00*Z+2,$00*Z+2,$00*Z+2,$00*Z+2,$00*Z+2,$00*Z+2,$00*Z+2,$00*Z+2,$00*Z+2,$00*Z+2,$00*Z+1,$00*Z+0,$00*Z+0,$02*Z+0" calcext:value-type="string">
            <text:p><text:tab/>dc.b $02*Z+2,$00*Z+2,$00*Z+2,$00*Z+2,$00*Z+2,$00*Z+2,$00*Z+2,$00*Z+2,$00*Z+2,$00*Z+2,$00*Z+2,$00*Z+2,$00*Z+1,$00*Z+0,$00*Z+0,$02*Z+0</text:p>
          </table:table-cell>
          <table:table-cell table:number-columns-repeated="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▐▌" calcext:value-type="string">
            <text:p>▐▌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▐▌" calcext:value-type="string">
            <text:p>▐▌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│" calcext:value-type="string">
            <text:p>│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m" calcext:value-type="string">
            <text:p>m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i" calcext:value-type="string">
            <text:p>i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l" calcext:value-type="string">
            <text:p>l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│" calcext:value-type="string">
            <text:p>│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>
            <text:p/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m" calcext:value-type="string">
            <text:p>m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i" calcext:value-type="string">
            <text:p>i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j" calcext:value-type="string">
            <text:p>j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f" calcext:value-type="string">
            <text:p>f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│" calcext:value-type="string">
            <text:p>│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◢" calcext:value-type="string">
            <text:p>◢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─" calcext:value-type="string">
            <text:p>─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>
            <text:p/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◣" calcext:value-type="string">
            <text:p>◣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f" calcext:value-type="string">
            <text:p>f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│" calcext:value-type="string">
            <text:p>│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>
            <text:p/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m" calcext:value-type="string">
            <text:p>m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" calcext:value-type="string">
            <text:p>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m" calcext:value-type="string">
            <text:p>m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─" calcext:value-type="string">
            <text:p>─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>
            <text:p/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─" calcext:value-type="string">
            <text:p>─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>
            <text:p/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─" calcext:value-type="string">
            <text:p>─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>
            <text:p/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─" calcext:value-type="string">
            <text:p>─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>
            <text:p/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◣" calcext:value-type="string">
            <text:p>◣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j" calcext:value-type="string">
            <text:p>j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│" calcext:value-type="string">
            <text:p>│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◥" calcext:value-type="string">
            <text:p>◥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i" calcext:value-type="string">
            <text:p>i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─" calcext:value-type="string">
            <text:p>─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│" calcext:value-type="string">
            <text:p>│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h" calcext:value-type="string">
            <text:p>h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│" calcext:value-type="string">
            <text:p>│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g" calcext:value-type="string">
            <text:p>g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k" calcext:value-type="string">
            <text:p>k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m" calcext:value-type="string">
            <text:p>m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i" calcext:value-type="string">
            <text:p>i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i" calcext:value-type="string">
            <text:p>i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l" calcext:value-type="string">
            <text:p>l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>
            <text:p/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│" calcext:value-type="string">
            <text:p>│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◣" calcext:value-type="string">
            <text:p>◣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m" calcext:value-type="string">
            <text:p>m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◥" calcext:value-type="string">
            <text:p>◥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i" calcext:value-type="string">
            <text:p>i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│" calcext:value-type="string">
            <text:p>│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>
            <text:p/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◥" calcext:value-type="string">
            <text:p>◥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─" calcext:value-type="string">
            <text:p>─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>
            <text:p/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─" calcext:value-type="string">
            <text:p>─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>
            <text:p/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─" calcext:value-type="string">
            <text:p>─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◣" calcext:value-type="string">
            <text:p>◣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m" calcext:value-type="string">
            <text:p>m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i" calcext:value-type="string">
            <text:p>i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l" calcext:value-type="string">
            <text:p>l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>
            <text:p/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j" calcext:value-type="string">
            <text:p>j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│" calcext:value-type="string">
            <text:p>│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─" calcext:value-type="string">
            <text:p>─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>
            <text:p/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◣" calcext:value-type="string">
            <text:p>◣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m" calcext:value-type="string">
            <text:p>m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i" calcext:value-type="string">
            <text:p>i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◥" calcext:value-type="string">
            <text:p>◥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i" calcext:value-type="string">
            <text:p>i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◣" calcext:value-type="string">
            <text:p>◣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j" calcext:value-type="string">
            <text:p>j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f" calcext:value-type="string">
            <text:p>f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│" calcext:value-type="string">
            <text:p>│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◤" calcext:value-type="string">
            <text:p>◤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i" calcext:value-type="string">
            <text:p>i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f" calcext:value-type="string">
            <text:p>f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>
            <text:p/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k" calcext:value-type="string">
            <text:p>k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│" calcext:value-type="string">
            <text:p>│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─" calcext:value-type="string">
            <text:p>─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>
            <text:p/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─" calcext:value-type="string">
            <text:p>─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>
            <text:p/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▎" calcext:value-type="string">
            <text:p>▎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l" calcext:value-type="string">
            <text:p>l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l" calcext:value-type="string">
            <text:p>l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◥" calcext:value-type="string">
            <text:p>◥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l" calcext:value-type="string">
            <text:p>l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◣" calcext:value-type="string">
            <text:p>◣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j" calcext:value-type="string">
            <text:p>j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j" calcext:value-type="string">
            <text:p>j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│" calcext:value-type="string">
            <text:p>│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i" calcext:value-type="string">
            <text:p>i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l" calcext:value-type="string">
            <text:p>l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◢" calcext:value-type="string">
            <text:p>◢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f" calcext:value-type="string">
            <text:p>f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◤" calcext:value-type="string">
            <text:p>◤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k" calcext:value-type="string">
            <text:p>k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l" calcext:value-type="string">
            <text:p>l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f" calcext:value-type="string">
            <text:p>f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f" calcext:value-type="string">
            <text:p>f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f" calcext:value-type="string">
            <text:p>f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│" calcext:value-type="string">
            <text:p>│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h" calcext:value-type="string">
            <text:p>h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◥" calcext:value-type="string">
            <text:p>◥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◤" calcext:value-type="string">
            <text:p>◤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l" calcext:value-type="string">
            <text:p>l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f" calcext:value-type="string">
            <text:p>f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f" calcext:value-type="string">
            <text:p>f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│" calcext:value-type="string">
            <text:p>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>
            <text:p/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k" calcext:value-type="string">
            <text:p>k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│" calcext:value-type="string">
            <text:p>│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i" calcext:value-type="string">
            <text:p>i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◢" calcext:value-type="string">
            <text:p>◢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f" calcext:value-type="string">
            <text:p>f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─" calcext:value-type="string">
            <text:p>─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>
            <text:p/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│" calcext:value-type="string">
            <text:p>│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>
            <text:p/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k" calcext:value-type="string">
            <text:p>k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h" calcext:value-type="string">
            <text:p>h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f" calcext:value-type="string">
            <text:p>f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f" calcext:value-type="string">
            <text:p>f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f" calcext:value-type="string">
            <text:p>f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│" calcext:value-type="string">
            <text:p>│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>
            <text:p/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k" calcext:value-type="string">
            <text:p>k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>
            <text:p/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>
            <text:p/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>
            <text:p/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>
            <text:p/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>
            <text:p/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>
            <text:p/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>
            <text:p/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>
            <text:p/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k" calcext:value-type="string">
            <text:p>k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g" calcext:value-type="string">
            <text:p>g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g" calcext:value-type="string">
            <text:p>g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g" calcext:value-type="string">
            <text:p>g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g" calcext:value-type="string">
            <text:p>g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g" calcext:value-type="string">
            <text:p>g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▐▌" calcext:value-type="string">
            <text:p>▐▌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▐▌" calcext:value-type="string">
            <text:p>▐▌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Daytonneaux" table:style-name="ta1"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4,$00*Z+4,$00*Z+5,$00*Z+7,$00*Z+6,$00*Z+6,$00*Z+6,$00*Z+6,$05*Z+7,$04*Z+5,$00*Z+5,$00*Z+5,$00*Z+6,$00*Z+5,$00*Z+5,$05*Z+5" calcext:value-type="string">
            <text:p><text:tab/>dc.b $04*Z+4,$00*Z+4,$00*Z+5,$00*Z+7,$00*Z+6,$00*Z+6,$00*Z+6,$00*Z+6,$05*Z+7,$04*Z+5,$00*Z+5,$00*Z+5,$00*Z+6,$00*Z+5,$00*Z+5,$05*Z+5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2,$00*Z+4,$06*Z+5,$07*Z+0,$0B*Z+0,$06*Z+7,$07*Z+7,$0B*Z+0,$0B*Z+0,$0B*Z+6,$0B*Z+6,$06*Z+5,$07*Z+7,$00*Z+6,$00*Z+6,$0A*Z+7" calcext:value-type="string">
            <text:p><text:tab/>dc.b $08*Z+2,$00*Z+4,$06*Z+5,$07*Z+0,$0B*Z+0,$06*Z+7,$07*Z+7,$0B*Z+0,$0B*Z+0,$0B*Z+6,$0B*Z+6,$06*Z+5,$07*Z+7,$00*Z+6,$00*Z+6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2,$00*Z+3,$05*Z+3,$04*Z+3,$09*Z+3,$05*Z+3,$04*Z+4,$09*Z+4,$09*Z+5,$09*Z+6,$09*Z+6,$05*Z+6,$04*Z+1,$00*Z+0,$00*Z+7,$0A*Z+7" calcext:value-type="string">
            <text:p><text:tab/>dc.b $08*Z+2,$00*Z+3,$05*Z+3,$04*Z+3,$09*Z+3,$05*Z+3,$04*Z+4,$09*Z+4,$09*Z+5,$09*Z+6,$09*Z+6,$05*Z+6,$04*Z+1,$00*Z+0,$00*Z+7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2,$00*Z+2,$00*Z+2,$00*Z+2,$00*Z+2,$00*Z+2,$00*Z+2,$00*Z+4,$00*Z+5,$06*Z+5,$07*Z+0,$06*Z+7,$07*Z+1,$00*Z+0,$00*Z+0,$0A*Z+7" calcext:value-type="string">
            <text:p><text:tab/>dc.b $08*Z+2,$00*Z+2,$00*Z+2,$00*Z+2,$00*Z+2,$00*Z+2,$00*Z+2,$00*Z+4,$00*Z+5,$06*Z+5,$07*Z+0,$06*Z+7,$07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2,$00*Z+1,$00*Z+1,$06*Z+0,$07*Z+1,$00*Z+1,$06*Z+0,$07*Z+3,$00*Z+4,$05*Z+4,$04*Z+4,$05*Z+5,$04*Z+1,$0C*Z+0,$0C*Z+0,$06*Z+0" calcext:value-type="string">
            <text:p><text:tab/>dc.b $08*Z+2,$00*Z+1,$00*Z+1,$06*Z+0,$07*Z+1,$00*Z+1,$06*Z+0,$07*Z+3,$00*Z+4,$05*Z+4,$04*Z+4,$05*Z+5,$04*Z+1,$0C*Z+0,$0C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2,$00*Z+1,$00*Z+3,$05*Z+0,$04*Z+3,$00*Z+3,$05*Z+0,$04*Z+2,$00*Z+4,$00*Z+5,$00*Z+5,$06*Z+5,$07*Z+1,$00*Z+0,$00*Z+0,$05*Z+7" calcext:value-type="string">
            <text:p><text:tab/>dc.b $08*Z+2,$00*Z+1,$00*Z+3,$05*Z+0,$04*Z+3,$00*Z+3,$05*Z+0,$04*Z+2,$00*Z+4,$00*Z+5,$00*Z+5,$06*Z+5,$07*Z+1,$00*Z+0,$00*Z+0,$05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6*Z+5,$07*Z+3,$00*Z+2,$00*Z+2,$00*Z+2,$00*Z+2,$00*Z+3,$00*Z+3,$00*Z+5,$00*Z+6,$05*Z+3,$04*Z+1,$00*Z+0,$00*Z+0,$0A*Z+7" calcext:value-type="string">
            <text:p><text:tab/>dc.b $08*Z+4,$06*Z+5,$07*Z+3,$00*Z+2,$00*Z+2,$00*Z+2,$00*Z+2,$00*Z+3,$00*Z+3,$00*Z+5,$00*Z+6,$05*Z+3,$04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3,$05*Z+3,$04*Z+1,$00*Z+1,$06*Z+1,$07*Z+2,$00*Z+2,$00*Z+2,$00*Z+3,$00*Z+4,$06*Z+5,$07*Z+2,$0B*Z+1,$06*Z+0,$07*Z+7,$0A*Z+7" calcext:value-type="string">
            <text:p><text:tab/>dc.b $08*Z+3,$05*Z+3,$04*Z+1,$00*Z+1,$06*Z+1,$07*Z+2,$00*Z+2,$00*Z+2,$00*Z+3,$00*Z+4,$06*Z+5,$07*Z+2,$0B*Z+1,$06*Z+0,$07*Z+7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2,$00*Z+1,$00*Z+0,$05*Z+7,$04*Z+0,$00*Z+0,$06*Z+1,$07*Z+2,$00*Z+3,$05*Z+4,$04*Z+3,$09*Z+3,$05*Z+4,$04*Z+0,$0A*Z+7" calcext:value-type="string">
            <text:p><text:tab/>dc.b $08*Z+2,$00*Z+2,$00*Z+1,$00*Z+0,$05*Z+7,$04*Z+0,$00*Z+0,$06*Z+1,$07*Z+2,$00*Z+3,$05*Z+4,$04*Z+3,$09*Z+3,$05*Z+4,$04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1,$06*Z+0,$07*Z+0,$00*Z+0,$00*Z+6,$06*Z+0,$07*Z+0,$05*Z+7,$04*Z+2,$00*Z+1,$00*Z+3,$00*Z+2,$00*Z+2,$00*Z+2,$00*Z+0,$0A*Z+0" calcext:value-type="string">
            <text:p><text:tab/>dc.b $07*Z+1,$06*Z+0,$07*Z+0,$00*Z+0,$00*Z+6,$06*Z+0,$07*Z+0,$05*Z+7,$04*Z+2,$00*Z+1,$00*Z+3,$00*Z+2,$00*Z+2,$00*Z+2,$00*Z+0,$0A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0,$03*Z+0,$03*Z+0,$03*Z+0,$03*Z+0,$03*Z+0,$03*Z+0,$03*Z+0,$03*Z+0,$03*Z+0,$03*Z+0,$03*Z+0,$03*Z+0,$03*Z+0,$03*Z+0,$03*Z+0" calcext:value-type="string">
            <text:p><text:tab/>dc.b $03*Z+0,$03*Z+0,$03*Z+0,$03*Z+0,$03*Z+0,$03*Z+0,$03*Z+0,$03*Z+0,$03*Z+0,$03*Z+0,$03*Z+0,$03*Z+0,$03*Z+0,$03*Z+0,$03*Z+0,$03*Z+0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▐▌" calcext:value-type="string">
            <text:p>▐▌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i" calcext:value-type="string">
            <text:p>i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i" calcext:value-type="string">
            <text:p>i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j" calcext:value-type="string">
            <text:p>j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◥" calcext:value-type="string">
            <text:p>◥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j" calcext:value-type="string">
            <text:p>j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◤" calcext:value-type="string">
            <text:p>◤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l" calcext:value-type="string">
            <text:p>l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l" calcext:value-type="string">
            <text:p>l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f" calcext:value-type="string">
            <text:p>f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l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g" calcext:value-type="string">
            <text:p>g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◢" calcext:value-type="string">
            <text:p>◢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◣" calcext:value-type="string">
            <text:p>◣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h" calcext:value-type="string">
            <text:p>h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▂" calcext:value-type="string">
            <text:p>▂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h" calcext:value-type="string">
            <text:p>h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◢" calcext:value-type="string">
            <text:p>◢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j" calcext:value-type="string">
            <text:p>j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◣" calcext:value-type="string">
            <text:p>◣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j" calcext:value-type="string">
            <text:p>j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▂" calcext:value-type="string">
            <text:p>▂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h" calcext:value-type="string">
            <text:p>h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▂" calcext:value-type="string">
            <text:p>▂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h" calcext:value-type="string">
            <text:p>h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▂" calcext:value-type="string">
            <text:p>▂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▂" calcext:value-type="string">
            <text:p>▂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◢" calcext:value-type="string">
            <text:p>◢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l" calcext:value-type="string">
            <text:p>l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◣" calcext:value-type="string">
            <text:p>◣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j" calcext:value-type="string">
            <text:p>j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g" calcext:value-type="string">
            <text:p>g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◥" calcext:value-type="string">
            <text:p>◥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m" calcext:value-type="string">
            <text:p>m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◤" calcext:value-type="string">
            <text:p>◤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m" calcext:value-type="string">
            <text:p>m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" calcext:value-type="string">
            <text:p>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m" calcext:value-type="string">
            <text:p>m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◥" calcext:value-type="string">
            <text:p>◥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m" calcext:value-type="string">
            <text:p>m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◤" calcext:value-type="string">
            <text:p>◤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i" calcext:value-type="string">
            <text:p>i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" calcext:value-type="string">
            <text:p>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i" calcext:value-type="string">
            <text:p>i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" calcext:value-type="string">
            <text:p>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l" calcext:value-type="string">
            <text:p>l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" calcext:value-type="string">
            <text:p>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f" calcext:value-type="string">
            <text:p>f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" calcext:value-type="string">
            <text:p>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f" calcext:value-type="string">
            <text:p>f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◥" calcext:value-type="string">
            <text:p>◥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f" calcext:value-type="string">
            <text:p>f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◤" calcext:value-type="string">
            <text:p>◤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k" calcext:value-type="string">
            <text:p>k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j" calcext:value-type="string">
            <text:p>j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g" calcext:value-type="string">
            <text:p>g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g" calcext:value-type="string">
            <text:p>g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g" calcext:value-type="string">
            <text:p>g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g" calcext:value-type="string">
            <text:p>g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g" calcext:value-type="string">
            <text:p>g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g" calcext:value-type="string">
            <text:p>g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i" calcext:value-type="string">
            <text:p>i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l" calcext:value-type="string">
            <text:p>l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◢" calcext:value-type="string">
            <text:p>◢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l" calcext:value-type="string">
            <text:p>l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◣" calcext:value-type="string">
            <text:p>◣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◢" calcext:value-type="string">
            <text:p>◢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j" calcext:value-type="string">
            <text:p>j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◣" calcext:value-type="string">
            <text:p>◣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k" calcext:value-type="string">
            <text:p>k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g" calcext:value-type="string">
            <text:p>g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k" calcext:value-type="string">
            <text:p>k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k" calcext:value-type="string">
            <text:p>k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◢" calcext:value-type="string">
            <text:p>◢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◣" calcext:value-type="string">
            <text:p>◣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k" calcext:value-type="string">
            <text:p>k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k" calcext:value-type="string">
            <text:p>k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◢" calcext:value-type="string">
            <text:p>◢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◣" calcext:value-type="string">
            <text:p>◣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m" calcext:value-type="string">
            <text:p>m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i" calcext:value-type="string">
            <text:p>i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◥" calcext:value-type="string">
            <text:p>◥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i" calcext:value-type="string">
            <text:p>i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◤" calcext:value-type="string">
            <text:p>◤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◥" calcext:value-type="string">
            <text:p>◥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l" calcext:value-type="string">
            <text:p>l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◤" calcext:value-type="string">
            <text:p>◤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k" calcext:value-type="string">
            <text:p>k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g" calcext:value-type="string">
            <text:p>g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k" calcext:value-type="string">
            <text:p>k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m" calcext:value-type="string">
            <text:p>m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◥" calcext:value-type="string">
            <text:p>◥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◤" calcext:value-type="string">
            <text:p>◤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m" calcext:value-type="string">
            <text:p>m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m" calcext:value-type="string">
            <text:p>m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◥" calcext:value-type="string">
            <text:p>◥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◤" calcext:value-type="string">
            <text:p>◤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g" calcext:value-type="string">
            <text:p>g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i" calcext:value-type="string">
            <text:p>i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l" calcext:value-type="string">
            <text:p>l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l" calcext:value-type="string">
            <text:p>l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◢" calcext:value-type="string">
            <text:p>◢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l" calcext:value-type="string">
            <text:p>l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◣" calcext:value-type="string">
            <text:p>◣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k" calcext:value-type="string">
            <text:p>k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◢" calcext:value-type="string">
            <text:p>◢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l" calcext:value-type="string">
            <text:p>l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◣" calcext:value-type="string">
            <text:p>◣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m" calcext:value-type="string">
            <text:p>m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g" calcext:value-type="string">
            <text:p>g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g" calcext:value-type="string">
            <text:p>g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g" calcext:value-type="string">
            <text:p>g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g" calcext:value-type="string">
            <text:p>g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m" calcext:value-type="string">
            <text:p>m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m" calcext:value-type="string">
            <text:p>m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l" calcext:value-type="string">
            <text:p>l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f" calcext:value-type="string">
            <text:p>f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◥" calcext:value-type="string">
            <text:p>◥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m" calcext:value-type="string">
            <text:p>m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◤" calcext:value-type="string">
            <text:p>◤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k" calcext:value-type="string">
            <text:p>k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m" calcext:value-type="string">
            <text:p>m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◥" calcext:value-type="string">
            <text:p>◥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◤" calcext:value-type="string">
            <text:p>◤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k" calcext:value-type="string">
            <text:p>k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k" calcext:value-type="string">
            <text:p>k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◢" calcext:value-type="string">
            <text:p>◢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k" calcext:value-type="string">
            <text:p>k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◣" calcext:value-type="string">
            <text:p>◣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g" calcext:value-type="string">
            <text:p>g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g" calcext:value-type="string">
            <text:p>g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g" calcext:value-type="string">
            <text:p>g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m" calcext:value-type="string">
            <text:p>m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i" calcext:value-type="string">
            <text:p>i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◢" calcext:value-type="string">
            <text:p>◢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l" calcext:value-type="string">
            <text:p>l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◣" calcext:value-type="string">
            <text:p>◣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g" calcext:value-type="string">
            <text:p>g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▂" calcext:value-type="string">
            <text:p>▂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k" calcext:value-type="string">
            <text:p>k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◢" calcext:value-type="string">
            <text:p>◢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◣" calcext:value-type="string">
            <text:p>◣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j" calcext:value-type="string">
            <text:p>j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k" calcext:value-type="string">
            <text:p>k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h" calcext:value-type="string">
            <text:p>h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j" calcext:value-type="string">
            <text:p>j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h" calcext:value-type="string">
            <text:p>h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◢" calcext:value-type="string">
            <text:p>◢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k" calcext:value-type="string">
            <text:p>k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i" calcext:value-type="string">
            <text:p>i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m" calcext:value-type="string">
            <text:p>m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" calcext:value-type="string">
            <text:p>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m" calcext:value-type="string">
            <text:p>m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i" calcext:value-type="string">
            <text:p>i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k" calcext:value-type="string">
            <text:p>k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◢" calcext:value-type="string">
            <text:p>◢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h" calcext:value-type="string">
            <text:p>h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h" calcext:value-type="string">
            <text:p>h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f" calcext:value-type="string">
            <text:p>f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◢" calcext:value-type="string">
            <text:p>◢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◥" calcext:value-type="string">
            <text:p>◥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j" calcext:value-type="string">
            <text:p>j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◤" calcext:value-type="string">
            <text:p>◤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k" calcext:value-type="string">
            <text:p>k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m" calcext:value-type="string">
            <text:p>m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g" calcext:value-type="string">
            <text:p>g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g" calcext:value-type="string">
            <text:p>g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aractères" table:style-name="ta1">
        <table:table-column table:style-name="co3" table:number-columns-repeated="2" table:default-cell-style-name="ce34"/>
        <table:table-column table:style-name="co5" table:default-cell-style-name="ce34"/>
        <table:table-column table:style-name="co6" table:default-cell-style-name="ce40"/>
        <table:table-column table:style-name="co3" table:number-columns-repeated="5" table:default-cell-style-name="Default"/>
        <table:table-row table:style-name="ro3">
          <table:table-cell table:style-name="ce32" office:value-type="string" calcext:value-type="string">
            <text:p>Valeur</text:p>
          </table:table-cell>
          <table:table-cell table:style-name="ce32" office:value-type="string" calcext:value-type="string">
            <text:p>Caractère</text:p>
          </table:table-cell>
          <table:table-cell table:style-name="ce32" office:value-type="string" calcext:value-type="string">
            <text:p>Code</text:p>
          </table:table-cell>
          <table:table-cell table:style-name="ce32" office:value-type="string" calcext:value-type="string">
            <text:p>PETSCII</text:p>
          </table:table-cell>
          <table:table-cell table:number-columns-repeated="2"/>
          <table:table-cell office:value-type="string" calcext:value-type="string">
            <text:p>Valeur</text:p>
          </table:table-cell>
          <table:table-cell office:value-type="string" calcext:value-type="string">
            <text:p>Cacactère</text:p>
          </table:table-cell>
          <table:table-cell office:value-type="string" calcext:value-type="string">
            <text:p>Wing3</text:p>
          </table:table-cell>
        </table:table-row>
        <table:table-row table:style-name="ro2">
          <table:table-cell table:style-name="ce33" office:value-type="float" office:value="0" calcext:value-type="float">
            <text:p>0</text:p>
          </table:table-cell>
          <table:table-cell table:style-name="ce35" office:value-type="string" calcext:value-type="string">
            <text:p><text:s/></text:p>
          </table:table-cell>
          <table:table-cell table:style-name="ce36" office:value-type="string" calcext:value-type="string">
            <text:p>20</text:p>
          </table:table-cell>
          <table:table-cell table:style-name="ce38" table:formula="of:=[.B2]" office:value-type="string" office:string-value=" " calcext:value-type="string">
            <text:p>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h</text:p>
          </table:table-cell>
          <table:table-cell table:style-name="ce41" table:formula="of:=[.H2]" office:value-type="string" office:string-value="h" calcext:value-type="string">
            <text:p>h</text:p>
          </table:table-cell>
        </table:table-row>
        <table:table-row table:style-name="ro2">
          <table:table-cell table:style-name="ce33" office:value-type="float" office:value="1" calcext:value-type="float">
            <text:p>1</text:p>
          </table:table-cell>
          <table:table-cell table:style-name="ce35" office:value-type="string" calcext:value-type="string">
            <text:p>▐▌</text:p>
          </table:table-cell>
          <table:table-cell table:style-name="ce36" office:value-type="string" calcext:value-type="string">
            <text:p>2590 258c</text:p>
          </table:table-cell>
          <table:table-cell table:style-name="ce39" table:formula="of:=[.B3]" office:value-type="string" office:string-value="▐▌" calcext:value-type="string">
            <text:p>▐▌</text:p>
          </table:table-cell>
          <table:table-cell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k</text:p>
          </table:table-cell>
          <table:table-cell table:style-name="ce41" table:formula="of:=[.H3]" office:value-type="string" office:string-value="k" calcext:value-type="string">
            <text:p>k</text:p>
          </table:table-cell>
        </table:table-row>
        <table:table-row table:style-name="ro2">
          <table:table-cell table:style-name="ce33" office:value-type="float" office:value="2" calcext:value-type="float">
            <text:p>2</text:p>
          </table:table-cell>
          <table:table-cell table:style-name="ce35" office:value-type="string" calcext:value-type="string">
            <text:p>│</text:p>
          </table:table-cell>
          <table:table-cell table:style-name="ce36" office:value-type="string" calcext:value-type="string">
            <text:p>2502</text:p>
          </table:table-cell>
          <table:table-cell table:style-name="ce39" table:formula="of:=[.B4]" office:value-type="string" office:string-value="│" calcext:value-type="string">
            <text:p>│</text:p>
          </table:table-cell>
          <table:table-cell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g</text:p>
          </table:table-cell>
          <table:table-cell table:style-name="ce41" table:formula="of:=[.H4]" office:value-type="string" office:string-value="g" calcext:value-type="string">
            <text:p>g</text:p>
          </table:table-cell>
        </table:table-row>
        <table:table-row table:style-name="ro2">
          <table:table-cell table:style-name="ce33" office:value-type="float" office:value="3" calcext:value-type="float">
            <text:p>3</text:p>
          </table:table-cell>
          <table:table-cell table:style-name="ce35" office:value-type="string" calcext:value-type="string">
            <text:p>─</text:p>
          </table:table-cell>
          <table:table-cell table:style-name="ce36" office:value-type="string" calcext:value-type="string">
            <text:p>2500</text:p>
          </table:table-cell>
          <table:table-cell table:style-name="ce39" table:formula="of:=[.B5]" office:value-type="string" office:string-value="─" calcext:value-type="string">
            <text:p>─</text:p>
          </table:table-cell>
          <table:table-cell table:number-columns-repeated="2"/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m</text:p>
          </table:table-cell>
          <table:table-cell table:style-name="ce41" table:formula="of:=[.H5]" office:value-type="string" office:string-value="m" calcext:value-type="string">
            <text:p>m</text:p>
          </table:table-cell>
        </table:table-row>
        <table:table-row table:style-name="ro2">
          <table:table-cell table:style-name="ce33" office:value-type="float" office:value="4" calcext:value-type="float">
            <text:p>4</text:p>
          </table:table-cell>
          <table:table-cell table:style-name="ce35" office:value-type="string" calcext:value-type="string">
            <text:p>◤</text:p>
          </table:table-cell>
          <table:table-cell table:style-name="ce37" office:value-type="string" calcext:value-type="string">
            <text:p>25e4</text:p>
          </table:table-cell>
          <table:table-cell table:style-name="ce39" table:formula="of:=[.B6]" office:value-type="string" office:string-value="◤" calcext:value-type="string">
            <text:p>◤</text:p>
          </table:table-cell>
          <table:table-cell table:number-columns-repeated="2"/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i</text:p>
          </table:table-cell>
          <table:table-cell table:style-name="ce41" table:formula="of:=[.H6]" office:value-type="string" office:string-value="i" calcext:value-type="string">
            <text:p>i</text:p>
          </table:table-cell>
        </table:table-row>
        <table:table-row table:style-name="ro2">
          <table:table-cell table:style-name="ce33" office:value-type="float" office:value="5" calcext:value-type="float">
            <text:p>5</text:p>
          </table:table-cell>
          <table:table-cell table:style-name="ce35" office:value-type="string" calcext:value-type="string">
            <text:p>◥</text:p>
          </table:table-cell>
          <table:table-cell table:style-name="ce36" office:value-type="string" calcext:value-type="string">
            <text:p>25e5</text:p>
          </table:table-cell>
          <table:table-cell table:style-name="ce39" table:formula="of:=[.B7]" office:value-type="string" office:string-value="◥" calcext:value-type="string">
            <text:p>◥</text:p>
          </table:table-cell>
          <table:table-cell table:number-columns-repeated="2"/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l</text:p>
          </table:table-cell>
          <table:table-cell table:style-name="ce41" table:formula="of:=[.H7]" office:value-type="string" office:string-value="l" calcext:value-type="string">
            <text:p>l</text:p>
          </table:table-cell>
        </table:table-row>
        <table:table-row table:style-name="ro2">
          <table:table-cell table:style-name="ce33" office:value-type="float" office:value="6" calcext:value-type="float">
            <text:p>6</text:p>
          </table:table-cell>
          <table:table-cell table:style-name="ce35" office:value-type="string" calcext:value-type="string">
            <text:p>◢</text:p>
          </table:table-cell>
          <table:table-cell table:style-name="ce36" office:value-type="string" calcext:value-type="string">
            <text:p>25e2</text:p>
          </table:table-cell>
          <table:table-cell table:style-name="ce39" table:formula="of:=[.B8]" office:value-type="string" office:string-value="◢" calcext:value-type="string">
            <text:p>◢</text:p>
          </table:table-cell>
          <table:table-cell table:number-columns-repeated="2"/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f</text:p>
          </table:table-cell>
          <table:table-cell table:style-name="ce41" table:formula="of:=[.H8]" office:value-type="string" office:string-value="f" calcext:value-type="string">
            <text:p>f</text:p>
          </table:table-cell>
        </table:table-row>
        <table:table-row table:style-name="ro2">
          <table:table-cell table:style-name="ce33" office:value-type="float" office:value="7" calcext:value-type="float">
            <text:p>7</text:p>
          </table:table-cell>
          <table:table-cell table:style-name="ce35" office:value-type="string" calcext:value-type="string">
            <text:p>◣</text:p>
          </table:table-cell>
          <table:table-cell table:style-name="ce36" office:value-type="string" calcext:value-type="string">
            <text:p>25e3</text:p>
          </table:table-cell>
          <table:table-cell table:style-name="ce39" table:formula="of:=[.B9]" office:value-type="string" office:string-value="◣" calcext:value-type="string">
            <text:p>◣</text:p>
          </table:table-cell>
          <table:table-cell table:number-columns-repeated="2"/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j</text:p>
          </table:table-cell>
          <table:table-cell table:style-name="ce41" table:formula="of:=[.H9]" office:value-type="string" office:string-value="j" calcext:value-type="string">
            <text:p>j</text:p>
          </table:table-cell>
        </table:table-row>
        <table:table-row table:style-name="ro2">
          <table:table-cell table:style-name="ce33" office:value-type="float" office:value="8" calcext:value-type="float">
            <text:p>8</text:p>
          </table:table-cell>
          <table:table-cell table:style-name="ce35" office:value-type="string" calcext:value-type="string">
            <text:p>▎</text:p>
          </table:table-cell>
          <table:table-cell table:style-name="ce36" office:value-type="string" calcext:value-type="string">
            <text:p>'258<text:span text:style-name="T1">e</text:span></text:p>
          </table:table-cell>
          <table:table-cell table:style-name="ce39" table:formula="of:=[.B10]" office:value-type="string" office:string-value="▎" calcext:value-type="string">
            <text:p>▎</text:p>
          </table:table-cell>
          <table:table-cell table:number-columns-repeated="5"/>
        </table:table-row>
        <table:table-row table:style-name="ro2">
          <table:table-cell table:style-name="ce33" office:value-type="float" office:value="9" calcext:value-type="float">
            <text:p>9</text:p>
          </table:table-cell>
          <table:table-cell table:style-name="ce35" office:value-type="string" calcext:value-type="string">
            <text:p></text:p>
          </table:table-cell>
          <table:table-cell table:style-name="ce36" office:value-type="string" calcext:value-type="string">
            <text:p>e0f7</text:p>
          </table:table-cell>
          <table:table-cell table:style-name="ce39" table:formula="of:=[.B11]" office:value-type="string" office:string-value="" calcext:value-type="string">
            <text:p></text:p>
          </table:table-cell>
          <table:table-cell table:number-columns-repeated="5"/>
        </table:table-row>
        <table:table-row table:style-name="ro2">
          <table:table-cell table:style-name="ce33" office:value-type="float" office:value="10" calcext:value-type="float">
            <text:p>10</text:p>
          </table:table-cell>
          <table:table-cell table:style-name="ce35" office:value-type="string" calcext:value-type="string">
            <text:p></text:p>
          </table:table-cell>
          <table:table-cell table:style-name="ce36" office:value-type="string" calcext:value-type="string">
            <text:p>e0e4</text:p>
          </table:table-cell>
          <table:table-cell table:style-name="ce39" table:formula="of:=[.B12]" office:value-type="string" office:string-value="" calcext:value-type="string">
            <text:p></text:p>
          </table:table-cell>
          <table:table-cell table:number-columns-repeated="2"/>
          <table:table-cell office:value-type="string" calcext:value-type="string">
            <text:p>https://style64.org/petscii/</text:p>
          </table:table-cell>
          <table:table-cell table:number-columns-repeated="2"/>
        </table:table-row>
        <table:table-row table:style-name="ro2">
          <table:table-cell table:style-name="ce33" office:value-type="float" office:value="11" calcext:value-type="float">
            <text:p>11</text:p>
          </table:table-cell>
          <table:table-cell table:style-name="ce35" office:value-type="string" calcext:value-type="string">
            <text:p>▂</text:p>
          </table:table-cell>
          <table:table-cell table:style-name="ce36" office:value-type="string" calcext:value-type="string">
            <text:p>2582</text:p>
          </table:table-cell>
          <table:table-cell table:style-name="ce39" table:formula="of:=[.B13]" office:value-type="string" office:string-value="▂" calcext:value-type="string">
            <text:p>▂</text:p>
          </table:table-cell>
          <table:table-cell table:number-columns-repeated="5"/>
        </table:table-row>
        <table:table-row table:style-name="ro2">
          <table:table-cell table:style-name="ce33" office:value-type="float" office:value="12" calcext:value-type="float">
            <text:p>12</text:p>
          </table:table-cell>
          <table:table-cell table:style-name="ce35" office:value-type="string" calcext:value-type="string">
            <text:p>▒</text:p>
          </table:table-cell>
          <table:table-cell table:style-name="ce36" office:value-type="string" calcext:value-type="string">
            <text:p>2592</text:p>
          </table:table-cell>
          <table:table-cell table:style-name="ce39" table:formula="of:=[.B14]" office:value-type="string" office:string-value="▒" calcext:value-type="string">
            <text:p>▒</text:p>
          </table:table-cell>
          <table:table-cell table:number-columns-repeated="5"/>
        </table:table-row>
        <table:table-row table:style-name="ro4" table:number-rows-repeated="1048561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Rotations sprites" table:style-name="ta1">
        <table:table-column table:style-name="co3" table:number-columns-repeated="2" table:default-cell-style-name="ce88"/>
        <table:table-column table:style-name="co3" table:default-cell-style-name="ce93"/>
        <table:table-column table:style-name="co3" table:default-cell-style-name="ce96"/>
        <table:table-column table:style-name="co7" table:default-cell-style-name="ce96"/>
        <table:table-row table:style-name="ro1">
          <table:table-cell table:style-name="ce86" office:value-type="string" calcext:value-type="string">
            <text:p>Angle</text:p>
          </table:table-cell>
          <table:table-cell table:style-name="ce90" office:value-type="string" calcext:value-type="string">
            <text:p>Sprite</text:p>
          </table:table-cell>
          <table:table-cell table:style-name="ce91" office:value-type="string" calcext:value-type="string">
            <text:p>Mirroir ?</text:p>
          </table:table-cell>
          <table:table-cell table:style-name="ce91" office:value-type="string" calcext:value-type="string">
            <text:p>Condition</text:p>
          </table:table-cell>
          <table:table-cell table:style-name="ce91" office:value-type="string" calcext:value-type="string">
            <text:p>Effect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87" office:value-type="float" office:value="4" calcext:value-type="float">
            <text:p>4</text:p>
          </table:table-cell>
          <table:table-cell table:style-name="ce92" office:value-type="string" calcext:value-type="string">
            <text:p>N</text:p>
          </table:table-cell>
          <table:table-cell table:style-name="ce95" office:value-type="string" calcext:value-type="string" table:number-columns-spanned="1" table:number-rows-spanned="5">
            <text:p>Le reste</text:p>
          </table:table-cell>
          <table:table-cell table:style-name="ce95" office:value-type="string" calcext:value-type="string" table:number-columns-spanned="1" table:number-rows-spanned="5">
            <text:p>n+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  <table:table-cell table:style-name="ce92" office:value-type="string" calcext:value-type="string">
            <text:p>Y</text:p>
          </table:table-cell>
          <table:table-cell table:style-name="ce109" office:value-type="string" calcext:value-type="string" table:number-columns-spanned="1" table:number-rows-spanned="8">
            <text:p>&gt;4</text:p>
          </table:table-cell>
          <table:table-cell table:style-name="ce109" office:value-type="string" calcext:value-type="string" table:number-columns-spanned="1" table:number-rows-spanned="8">
            <text:p>12-n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0" calcext:value-type="float">
            <text:p>0</text:p>
          </table:table-cell>
          <table:table-cell table:style-name="ce94" office:value-type="string" calcext:value-type="string">
            <text:p>Y</text:p>
          </table:table-cell>
          <table:covered-table-cell table:number-columns-repeated="2" table:style-name="ce98"/>
        </table:table-row>
        <table:table-row table:style-name="ro1"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" calcext:value-type="float">
            <text:p>1</text:p>
          </table:table-cell>
          <table:table-cell table:style-name="ce92" office:value-type="string" calcext:value-type="string">
            <text:p>N</text:p>
          </table:table-cell>
          <table:table-cell table:style-name="ce109" office:value-type="string" calcext:value-type="string" table:number-columns-spanned="1" table:number-rows-spanned="3">
            <text:p>&gt;12</text:p>
          </table:table-cell>
          <table:table-cell table:style-name="ce109" office:value-type="string" calcext:value-type="string" table:number-columns-spanned="1" table:number-rows-spanned="3">
            <text:p>n-12 ou n+4 mod 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N</text:p>
          </table:table-cell>
          <table:covered-table-cell table:number-columns-repeated="2" table:style-name="ce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/00/0000</text:date>, <text:time style:data-style-name="N2" text:time-value="20:56:50.542386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23:36:08.168774100</meta:creation-date>
    <meta:generator>LibreOffice/25.2.5.2$Windows_X86_64 LibreOffice_project/03d19516eb2e1dd5d4ccd751a0d6f35f35e08022</meta:generator>
    <dc:date>2025-08-25T23:50:37.870995300</dc:date>
    <meta:editing-duration>P1DT8H13M51S</meta:editing-duration>
    <meta:editing-cycles>79</meta:editing-cycles>
    <meta:document-statistic meta:table-count="4" meta:cell-count="1721" meta:object-count="0"/>
  </office:meta>
</office:document-meta>
</file>